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2pt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99FFCC"/>
    </style:style>
    <style:style style:name="ce19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4.75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8" table:visibility="collapse"/>
        <table:table-column table:style-name="co3" table:default-cell-style-name="ce20" table:visibility="collapse"/>
        <table:table-column table:style-name="co2" table:default-cell-style-name="ce17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100" table:style-name="ce10">
            <text:p>1100</text:p>
          </table:table-cell>
          <table:table-cell table:style-name="ce1"/>
          <table:table-cell office:value-type="float" office:value="1100" table:formula="of:=[.E2]" table:style-name="ce1">
            <text:p>1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350" table:style-name="ce10">
            <text:p>350</text:p>
          </table:table-cell>
          <table:table-cell table:style-name="ce1"/>
          <table:table-cell office:value-type="float" office:value="350" table:formula="of:=[.E4]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5]" table:style-name="ce1">
            <text:p>10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043 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1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90" table:style-name="ce10">
            <text:p>190</text:p>
          </table:table-cell>
          <table:table-cell table:style-name="ce1"/>
          <table:table-cell office:value-type="float" office:value="190" table:formula="of:=[.E7]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1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9]" table:style-name="ce1">
            <text:p>8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10]" table:style-name="ce1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шт</text:p>
          </table:table-cell>
          <table:table-cell office:value-type="float" office:value="8" table:formula="of:=[.E11]*0.4" table:style-name="ce1">
            <text:p>8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style-name="ce1"/>
          <table:table-cell office:value-type="float" office:value="0" table:formula="of:=[.E12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14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1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21]" table:style-name="ce1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80" table:style-name="ce10">
            <text:p>180</text:p>
          </table:table-cell>
          <table:table-cell table:style-name="ce1"/>
          <table:table-cell office:value-type="float" office:value="180" table:formula="of:=[.E22]" table:style-name="ce1">
            <text:p>18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23]" table:style-name="ce1">
            <text:p>30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24]" table:style-name="ce1">
            <text:p>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25]" table:style-name="ce1">
            <text:p>15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10" table:style-name="ce10">
            <text:p>110</text:p>
          </table:table-cell>
          <table:table-cell table:style-name="ce1"/>
          <table:table-cell office:value-type="float" office:value="110" table:formula="of:=[.E26]" table:style-name="ce1">
            <text:p>11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7]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6" table:style-name="ce10">
            <text:p>6</text:p>
          </table:table-cell>
          <table:table-cell table:style-name="ce1"/>
          <table:table-cell office:value-type="float" office:value="6" table:formula="of:=[.E29]" table:style-name="ce1">
            <text:p>6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32]" table:style-name="ce1">
            <text:p>7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33]" table:style-name="ce1">
            <text:p>3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34]" table:style-name="ce1">
            <text:p>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formula="of:=[.E36]" table:style-name="ce1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30" table:style-name="ce10">
            <text:p>130</text:p>
          </table:table-cell>
          <table:table-cell table:style-name="ce1"/>
          <table:table-cell office:value-type="float" office:value="130" table:formula="of:=[.E37]" table:style-name="ce1">
            <text:p>1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38]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80" table:style-name="ce10">
            <text:p>180</text:p>
          </table:table-cell>
          <table:table-cell table:style-name="ce1"/>
          <table:table-cell office:value-type="float" office:value="180" table:formula="of:=[.E41]" table:style-name="ce1">
            <text:p>18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table:style-name="ce10"/>
          <table:table-cell table:style-name="ce1"/>
          <table:table-cell office:value-type="float" office:value="0" table:formula="of:=[.E4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500" table:style-name="ce10">
            <text:p>500</text:p>
          </table:table-cell>
          <table:table-cell table:style-name="ce1"/>
          <table:table-cell office:value-type="float" office:value="500" table:formula="of:=[.E44]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45]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table:style-name="ce10"/>
          <table:table-cell table:style-name="ce1"/>
          <table:table-cell office:value-type="float" office:value="0" table:formula="of:=[.E4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6" table:style-name="ce10">
            <text:p>6</text:p>
          </table:table-cell>
          <table:table-cell table:style-name="ce1"/>
          <table:table-cell office:value-type="float" office:value="6" table:formula="of:=[.E50]" table:style-name="ce1">
            <text:p>6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52]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7"/>
          <table:table-cell table:style-name="ce1"/>
          <table:table-cell office:value-type="float" office:value="0" table:formula="of:=[.E5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8"/>
          <table:table-cell office:value-type="float" office:value="0" table:formula="of:=[.C54]-[.B54]" table:style-name="ce9">
            <text:p>0</text:p>
          </table:table-cell>
          <table:table-cell office:value-type="float" office:value="30" table:style-name="ce17">
            <text:p>30</text:p>
          </table:table-cell>
          <table:table-cell table:style-name="ce1"/>
          <table:table-cell office:value-type="float" office:value="30" table:formula="of:=[.E54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18"/>
          <table:table-cell table:style-name="ce9"/>
          <table:table-cell table:style-name="ce17"/>
          <table:table-cell table:style-name="ce1"/>
          <table:table-cell office:value-type="float" office:value="0" table:formula="of:=[.E55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18"/>
          <table:table-cell table:style-name="ce9"/>
          <table:table-cell office:value-type="float" office:value="5067" table:formula="of:=SUM([.E2:.E54])" table:style-name="ce17">
            <text:p>5067</text:p>
          </table:table-cell>
          <table:table-cell table:style-name="ce1"/>
          <table:table-cell office:value-type="float" office:value="5055" table:formula="of:=SUM([.G2:.G54])" table:style-name="ce17">
            <text:p>5055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18"/>
          <table:table-cell table:style-name="ce9"/>
          <table:table-cell table:style-name="ce17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8"/>
          <table:table-cell table:style-name="ce19"/>
          <table:table-cell table:style-name="ce17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8"/>
          <table:table-cell table:style-name="ce9"/>
          <table:table-cell table:style-name="ce17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9-17T07:47:50Z</dc:date>
    <meta:print-date>2024-07-02T10:41:14Z</meta:print-date>
    <meta:editing-cycles>110</meta:editing-cycles>
    <meta:editing-duration>PT133079S</meta:editing-duration>
  </office:meta>
</office:document-meta>
</file>